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1E0000001AC9169BED833B8885.jpg" manifest:media-type="image/jpeg"/>
  <manifest:file-entry manifest:full-path="Pictures/1000000000000CEC000009B16D3849F3A43CBBBC.png" manifest:media-type="image/png"/>
  <manifest:file-entry manifest:full-path="Pictures/100000000000001E0000001A046E0392C956AEAE.jpg" manifest:media-type="image/jpeg"/>
  <manifest:file-entry manifest:full-path="Pictures/10000000000006E20000052A1E88877991D30F87.jpg" manifest:media-type="image/jpeg"/>
  <manifest:file-entry manifest:full-path="Pictures/10000000000006E20000052A005064C5A600BC1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1" svg:font-family="Albany" style:font-family-generic="swiss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487cm"/>
      <style:paragraph-properties style:writing-mode="lr-tb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auto-grow-height="true" fo:min-height="2.579cm"/>
      <style:paragraph-properties style:writing-mode="lr-tb"/>
    </style:style>
    <style:style style:name="pr4" style:family="presentation" style:parent-style-name="embedded21-outline1">
      <style:graphic-properties fo:min-height="11.049cm"/>
      <style:paragraph-properties style:writing-mode="lr-tb"/>
    </style:style>
    <style:style style:name="pr5" style:family="presentation" style:parent-style-name="embedded21-notes">
      <style:graphic-properties draw:fill-color="#ffffff" draw:auto-grow-height="true" fo:min-height="10.752cm"/>
      <style:paragraph-properties style:writing-mode="lr-tb"/>
    </style:style>
    <style:style style:name="pr6" style:family="presentation" style:parent-style-name="embedded21-title">
      <style:graphic-properties draw:auto-grow-height="true" fo:min-height="1.814cm"/>
      <style:paragraph-properties style:writing-mode="lr-tb"/>
    </style:style>
    <style:style style:name="pr7" style:family="presentation" style:parent-style-name="embedded21-outline1">
      <style:graphic-properties draw:auto-grow-height="true" fo:min-height="11.049cm"/>
      <style:paragraph-properties style:writing-mode="lr-tb"/>
    </style:style>
    <style:style style:name="pr8" style:family="presentation" style:parent-style-name="embedded-subtitle">
      <style:graphic-properties draw:stroke="none" draw:fill="none" draw:auto-grow-height="true" fo:min-height="3.147cm"/>
      <style:paragraph-properties style:writing-mode="lr-tb"/>
    </style:style>
    <style:style style:name="pr9" style:family="presentation" style:parent-style-name="embedded-notes">
      <style:graphic-properties draw:fill-color="#ffffff" draw:auto-grow-height="true" fo:min-height="10.752cm"/>
      <style:paragraph-properties style:writing-mode="lr-tb"/>
    </style:style>
    <style:style style:name="pr10" style:family="presentation" style:parent-style-name="embedded21-outline2">
      <style:graphic-properties draw:stroke="none" draw:fill="none" fo:min-height="1.009cm"/>
      <style:paragraph-properties style:writing-mode="lr-tb"/>
    </style:style>
    <style:style style:name="pr11" style:family="presentation" style:parent-style-name="embedded21-outline2">
      <style:graphic-properties draw:stroke="none" draw:fill="none" fo:min-height="1.303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style:writing-mode="lr-tb"/>
      <style:text-properties fo:font-size="32pt" style:font-size-asian="21.7000007629395pt" style:font-size-complex="21.7000007629395pt"/>
    </style:style>
    <style:style style:name="P5" style:family="paragraph">
      <style:paragraph-properties fo:margin-top="0cm" fo:margin-bottom="0.914cm"/>
    </style:style>
    <style:style style:name="P6" style:family="paragraph">
      <style:paragraph-properties fo:margin-top="0cm" fo:margin-bottom="0.813cm"/>
    </style:style>
    <style:style style:name="P7" style:family="paragraph">
      <style:paragraph-properties fo:margin-top="0cm" fo:margin-bottom="0.813cm"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.914cm" fo:text-indent="0cm"/>
    </style:style>
    <style:style style:name="P10" style:family="paragraph">
      <style:paragraph-properties fo:margin-left="0cm" fo:margin-right="0cm" fo:margin-top="0cm" fo:margin-bottom="0.914cm" fo:text-indent="0cm" style:writing-mode="lr-tb"/>
    </style:style>
    <style:style style:name="P11" style:family="paragraph">
      <loext:graphic-properties draw:fill="none"/>
      <style:paragraph-properties style:writing-mode="lr-tb"/>
      <style:text-properties fo:color="#000000" fo:font-size="40pt" style:font-size-asian="40pt" style:font-size-complex="40pt"/>
    </style:style>
    <style:style style:name="P12" style:family="paragraph">
      <style:paragraph-properties style:writing-mode="lr-tb"/>
    </style:style>
    <style:style style:name="P13" style:family="paragraph">
      <style:paragraph-properties fo:margin-top="0cm" fo:margin-bottom="0.457cm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style:paragraph-properties fo:margin-top="0.254cm" fo:margin-bottom="0cm"/>
    </style:style>
    <style:style style:name="P16" style:family="paragraph">
      <loext:graphic-properties draw:fill="none"/>
      <style:paragraph-properties style:writing-mode="lr-tb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size="32pt" style:font-size-asian="21.7000007629395pt" style:font-size-complex="21.700000762939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fo:font-weight="normal" style:font-weight-asian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fo:font-weight="bold" style:font-weight-asian="bold" style:font-weight-complex="bold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C9169BED833B8885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046E0392C956AEAE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2.019cm" svg:x="1.671cm" svg:y="5.305cm" presentation:class="title" presentation:user-transformed="true">
          <draw:text-box>
            <text:list text:style-name="L1">
              <text:list-header>
                <text:p text:style-name="P1"><text:span text:style-name="T1">Install Linux Modules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 presentation:user-transformed="true">
          <draw:text-box>
            <text:p><text:span text:style-name="T2">Loadable kernel modules - 1</text:span></text:p>
          </draw:text-box>
        </draw:frame>
        <draw:frame presentation:style-name="pr4" draw:text-style-name="P7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 text:style-name="P5">Add a given functionality to the kernel</text:p>
              </text:list-item>
              <text:list-item>
                <text:p text:style-name="P6">Can be <text:span text:style-name="T3">loaded</text:span> and <text:span text:style-name="T3">unloaded</text:span> at any time</text:p>
              </text:list-item>
              <text:list-item>
                <text:p text:style-name="P6">Useful to keep the kernel image size to the minimum</text:p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" presentation:class="page"/>
          <draw:frame presentation:style-name="pr5" draw:text-style-name="P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6" draw:text-style-name="P4" draw:layer="layout" svg:width="18.143cm" svg:height="1.814cm" svg:x="3.87cm" svg:y="1.951cm" presentation:class="title" presentation:user-transformed="true">
          <draw:text-box>
            <text:p><text:span text:style-name="T2">Loadable kernel modules - 2</text:span></text:p>
          </draw:text-box>
        </draw:frame>
        <draw:frame presentation:style-name="pr7" draw:text-style-name="P10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 text:style-name="P9">We have not to rebuild the kernel</text:p>
              </text:list-item>
              <text:list-item>
                <text:p text:style-name="P9">Modules make it easy to develop drivers</text:p>
              </text:list-item>
              <text:list-item>
                <text:p text:style-name="P9">Modules can also be build-in in kernel</text:p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3" presentation:class="page"/>
          <draw:frame presentation:style-name="pr5" draw:text-style-name="P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4" draw:style-name="dp1" draw:master-page-name="embedded" presentation:presentation-page-layout-name="AL3T32">
        <office:forms form:automatic-focus="false" form:apply-design-mode="false"/>
        <draw:frame presentation:style-name="pr8" draw:text-style-name="P11" draw:layer="layout" svg:width="22.859cm" svg:height="3.147cm" svg:x="1.43cm" svg:y="4.913cm" presentation:class="subtitle" presentation:user-transformed="true">
          <draw:text-box>
            <text:p><text:span text:style-name="T1">Module Utilities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4" presentation:class="page"/>
          <draw:frame presentation:style-name="pr9" draw:text-style-name="P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3" draw:text-style-name="P12" draw:layer="layout" svg:width="21.318cm" svg:height="2.579cm" svg:x="1.814cm" svg:y="1.723cm" presentation:class="title">
          <draw:text-box>
            <text:p>Module Utilities</text:p>
          </draw:text-box>
        </draw:frame>
        <draw:frame presentation:style-name="pr4" draw:text-style-name="P12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<text:span text:style-name="T3">insmod </text:span><text:span text:style-name="T4">&lt;module_name&gt;.ko</text:span></text:p>
                <text:list>
                  <text:list-item>
                    <text:p><text:span text:style-name="T5"><text:s/></text:span><text:span text:style-name="T6">Insert module to kernel</text:span><text:span text:style-name="T5"><text:line-break/></text:span><text:span text:style-name="T5"/></text:p>
                    <text:p><text:span text:style-name="T7"/></text:p>
                  </text:list-item>
                </text:list>
              </text:list-item>
              <text:list-item>
                <text:p text:style-name="P13"><text:span text:style-name="T3">rmmod </text:span><text:span text:style-name="T4">&lt;module_name&gt;</text:span></text:p>
                <text:list>
                  <text:list-item>
                    <text:p><text:span text:style-name="T8"><text:s text:c="2"/></text:span><text:span text:style-name="T8">Tries to remove the given module dependent</text:span></text:p>
                  </text:list-item>
                </text:list>
                <text:p/>
              </text:list-item>
            </text:list>
          </draw:text-box>
        </draw:frame>
        <draw:frame presentation:style-name="pr10" draw:text-style-name="P14" draw:layer="layout" svg:width="21.842cm" svg:height="1.009cm" svg:x="1.078cm" svg:y="7.453cm">
          <draw:text-box>
            <text:list text:style-name="L2">
              <text:list-item>
                <text:list>
                  <text:list-header>
                    <text:p><text:span text:style-name="T9">[CMD] sudo </text:span><text:span text:style-name="T10">insmod /home/root/hello.ko</text:span></text:p>
                  </text:list-header>
                </text:list>
              </text:list-item>
            </text:list>
          </draw:text-box>
        </draw:frame>
        <draw:frame presentation:style-name="pr11" draw:text-style-name="P14" draw:layer="layout" svg:width="19.488cm" svg:height="1.303cm" svg:x="0.952cm" svg:y="12.248cm">
          <draw:text-box>
            <text:list text:style-name="L2">
              <text:list-item>
                <text:list>
                  <text:list-header>
                    <text:p><text:span text:style-name="T9">[CMD] sudo rmmmod</text:span><text:span text:style-name="T10"> hello.ko</text:span></text:p>
                  </text:list-header>
                </text:list>
              </text:list-item>
            </text:list>
          </draw:text-box>
        </draw:frame>
        <draw:frame draw:style-name="gr2" draw:text-style-name="P16" draw:layer="layout" svg:width="18.406cm" svg:height="2.737cm" svg:x="1.824cm" svg:y="13.54cm">
          <draw:text-box>
            <text:list text:style-name="L2">
              <text:list-item>
                <text:p><text:span text:style-name="T7">lsmod</text:span></text:p>
                <text:list>
                  <text:list-item>
                    <text:p text:style-name="P15"><text:span text:style-name="T6"><text:s/></text:span><text:span text:style-name="T6">Displays the list of loaded mod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5" presentation:class="page"/>
          <draw:frame presentation:style-name="pr5" draw:text-style-name="P8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1" svg:font-family="Albany" style:font-family-generic="swiss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C9169BED833B8885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046E0392C956AEAE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4pt" style:font-size-asian="24pt" style:font-size-complex="24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2pt" style:font-size-asian="22pt" style:font-size-complex="22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1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28cm" fo:text-indent="0cm"/>
      <style:text-properties fo:font-size="21.3999996185303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45cm" fo:text-indent="0cm"/>
      <style:text-properties fo:font-size="21.3999996185303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64cm" fo:text-indent="0cm"/>
      <style:text-properties fo:font-size="21.3999996185303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81cm" fo:text-indent="0cm"/>
      <style:text-properties fo:font-size="21.3999996185303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81cm" fo:text-indent="0cm"/>
      <style:text-properties fo:font-size="21.3999996185303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81cm" fo:text-indent="0cm"/>
      <style:text-properties fo:font-size="21.3999996185303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outline1">
      <style:graphic-properties fo:min-height="11.0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6" style:family="paragraph">
      <loext:graphic-properties draw:fill="none"/>
      <style:paragraph-properties fo:text-align="center"/>
    </style:style>
    <style:style style:name="MP27" style:family="paragraph">
      <style:paragraph-properties fo:text-align="center" style:writing-mode="lr-tb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C9169BED833B8885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046E0392C956AEAE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7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7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Mpr10" draw:text-style-name="MP5" draw:layer="backgroundobjects" svg:width="22.315cm" svg:height="11.049cm" svg:x="1.814cm" svg:y="4.91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1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1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2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2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3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3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4">
      <draw:frame draw:style-name="Mgr9" draw:text-style-name="MP26" draw:layer="backgroundobjects" svg:width="25.399cm" svg:height="19.049cm" svg:x="0.001cm" svg:y="0.001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18.143cm" svg:height="1.814cm" svg:x="1.27cm" svg:y="1.451cm" presentation:class="title" presentation:placeholder="true">
        <draw:text-box/>
      </draw:frame>
      <draw:frame presentation:style-name="Inspiration-outline1" draw:layer="backgroundobjects" svg:width="22.86cm" svg:height="11.048cm" svg:x="1.27cm" svg:y="4.535cm" presentation:class="outline" presentation:placeholder="true">
        <draw:text-box/>
      </draw:frame>
      <draw:frame presentation:style-name="Mpr14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28" draw:layer="backgroundobjects" svg:width="8.051cm" svg:height="1.314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4" draw:text-style-name="MP4" draw:layer="backgroundobjects" svg:width="5.917cm" svg:height="1.314cm" svg:x="18.2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3-07-09T15:36:33.123758273</dc:date>
    <meta:editing-cycles>316</meta:editing-cycles>
    <meta:editing-duration>P1DT15H20M36S</meta:editing-duration>
    <meta:generator>LibreOffice/6.4.7.2$Linux_X86_64 LibreOffice_project/40$Build-2</meta:generator>
    <meta:document-statistic meta:object-count="94"/>
    <meta:user-defined meta:name="Version" meta:value-type="float">1</meta:user-defined>
  </office:meta>
</office:document-meta>
</file>